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OpenSymbol" svg:font-family="OpenSymbol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0a9cb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-complex="Arial"/>
    </style:style>
    <style:style style:name="P4" style:family="paragraph" style:parent-style-name="Normální">
      <style:paragraph-properties fo:text-align="center" style:justify-single-word="false"/>
      <style:text-properties fo:font-size="18pt" fo:font-weight="bold" style:font-size-asian="18pt" style:font-weight-asian="bold"/>
    </style:style>
    <style:style style:name="P5" style:family="paragraph" style:parent-style-name="Normální">
      <style:text-properties fo:font-weight="bold" style:font-weight-asian="bold"/>
    </style:style>
    <style:style style:name="P6" style:family="paragraph" style:parent-style-name="Normální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Normální">
      <style:paragraph-properties fo:text-align="center" style:justify-single-word="false"/>
    </style:style>
    <style:style style:name="P8" style:family="paragraph" style:parent-style-name="Normální">
      <style:text-properties officeooo:paragraph-rsid="0001d4c5"/>
    </style:style>
    <style:style style:name="P9" style:family="paragraph" style:parent-style-name="Normální" style:master-page-name="">
      <style:paragraph-properties fo:keep-together="always" style:page-number="auto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style:use-window-font-color="true"/>
    </style:style>
    <style:style style:name="P12" style:family="paragraph" style:parent-style-name="Standard">
      <style:paragraph-properties fo:text-align="start" style:justify-single-word="false"/>
      <style:text-properties style:use-window-font-color="true" officeooo:rsid="00043ffc" officeooo:paragraph-rsid="00043ffc"/>
    </style:style>
    <style:style style:name="P13" style:family="paragraph" style:parent-style-name="Standard">
      <style:text-properties style:use-window-font-color="true" officeooo:rsid="00043ffc" officeooo:paragraph-rsid="00043ffc"/>
    </style:style>
    <style:style style:name="P14" style:family="paragraph" style:parent-style-name="Standard">
      <style:text-properties style:use-window-font-color="true" officeooo:paragraph-rsid="00043ffc"/>
    </style:style>
    <style:style style:name="P15" style:family="paragraph" style:parent-style-name="Normální">
      <style:paragraph-properties fo:text-align="center" style:justify-single-word="false" fo:break-before="page"/>
      <style:text-properties fo:font-weight="bold" style:font-weight-asian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2.196cm"/>
        </style:tab-stops>
      </style:paragraph-properties>
      <style:text-properties officeooo:paragraph-rsid="0005750a"/>
    </style:style>
    <style:style style:name="P17" style:family="paragraph" style:parent-style-name="Standard">
      <style:text-properties style:use-window-font-color="true" fo:font-size="12pt" officeooo:rsid="0005750a" officeooo:paragraph-rsid="0005750a" style:font-size-asian="12pt" style:font-size-complex="12pt"/>
    </style:style>
    <style:style style:name="P18" style:family="paragraph" style:parent-style-name="Normální" style:master-page-name="MPF0">
      <style:paragraph-properties fo:text-align="center" style:justify-single-word="false" style:page-number="auto" fo:break-before="page"/>
      <style:text-properties fo:font-size="18pt" fo:font-weight="bold" style:font-size-asian="18pt" style:font-weight-asian="bold"/>
    </style:style>
    <style:style style:name="T1" style:family="text">
      <style:text-properties style:font-name-complex="Arial"/>
    </style:style>
    <style:style style:name="T2" style:family="text">
      <style:text-properties officeooo:rsid="0005750a" style:font-name-complex="Arial"/>
    </style:style>
    <style:style style:name="T3" style:family="text">
      <style:text-properties fo:font-weight="normal" style:font-weight-asian="normal" style:font-name-complex="Arial" style:font-weight-complex="normal"/>
    </style:style>
    <style:style style:name="T4" style:family="text">
      <style:text-properties style:font-name="Liberation Mono" fo:font-size="9.5pt" style:font-size-asian="9.5pt" style:font-name-complex="Arial" style:font-size-complex="9.5pt"/>
    </style:style>
    <style:style style:name="T5" style:family="text">
      <style:text-properties style:font-name-asian="Liberation Sans" style:font-name-complex="Liberation Sans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officeooo:rsid="00001423"/>
    </style:style>
    <style:style style:name="T10" style:family="text">
      <style:text-properties style:use-window-font-color="true" officeooo:rsid="0001d4c5"/>
    </style:style>
    <style:style style:name="T11" style:family="text">
      <style:text-properties style:use-window-font-color="true" officeooo:rsid="00033030"/>
    </style:style>
    <style:style style:name="T12" style:family="text">
      <style:text-properties style:use-window-font-color="true" officeooo:rsid="00043ffc"/>
    </style:style>
    <style:style style:name="T13" style:family="text"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T14" style:family="text">
      <style:text-properties officeooo:rsid="0001d4c5"/>
    </style:style>
    <style:style style:name="T15" style:family="text">
      <style:text-properties officeooo:rsid="00033030"/>
    </style:style>
    <style:style style:name="T16" style:family="text">
      <style:text-properties officeooo:rsid="00043ffc"/>
    </style:style>
    <style:style style:name="T17" style:family="text">
      <style:text-properties fo:font-variant="normal" fo:text-transform="none" fo:color="#222222" style:font-name="Liberation Sans" fo:font-size="10pt" fo:letter-spacing="normal" fo:font-style="normal" fo:font-weight="normal" officeooo:rsid="000d2bdc" fo:background-color="transparent" loext:char-shading-value="0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222222" style:font-name="Liberation Sans" fo:font-size="10pt" fo:letter-spacing="normal" fo:font-style="normal" fo:font-weight="normal" officeooo:rsid="003065a7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222222" style:font-name="Liberation Sans" fo:letter-spacing="normal" fo:font-style="normal" fo:font-weight="normal" officeooo:rsid="000d2bdc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222222" style:font-name="Liberation Sans" fo:letter-spacing="normal" fo:font-style="normal" fo:font-weight="normal" officeooo:rsid="003065a7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222222" style:font-name="Liberation Sans" fo:font-size="12pt" fo:letter-spacing="normal" fo:font-style="normal" fo:font-weight="normal" officeooo:rsid="000d2bdc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22222" style:font-name="Liberation Sans" fo:font-size="12pt" fo:letter-spacing="normal" fo:font-style="normal" fo:font-weight="normal" officeooo:rsid="003065a7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105289" style:text-line-through-style="none" style:text-line-through-type="none" style:font-name="Liberation Sans" fo:font-size="10pt" fo:letter-spacing="normal" fo:font-style="normal" style:text-underline-style="none" fo:font-weight="normal" officeooo:rsid="003065a7" style:text-blinking="false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24" style:family="text">
      <style:text-properties fo:font-variant="normal" fo:text-transform="none" fo:color="#105289" style:text-line-through-style="none" style:text-line-through-type="none" style:font-name="Liberation Sans" fo:letter-spacing="normal" fo:font-style="normal" style:text-underline-style="none" fo:font-weight="normal" officeooo:rsid="003065a7" style:text-blinking="false" fo:background-color="transparent" loext:char-shading-value="0" style:font-weight-asian="normal" style:font-weight-complex="normal" loext:padding="0cm" loext:border="none"/>
    </style:style>
    <style:style style:name="T25" style:family="text">
      <style:text-properties fo:font-variant="normal" fo:text-transform="none" fo:color="#105289" style:text-line-through-style="none" style:text-line-through-type="none" style:font-name="Liberation Sans" fo:font-size="12pt" fo:letter-spacing="normal" fo:font-style="normal" style:text-underline-style="none" fo:font-weight="normal" officeooo:rsid="003065a7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6" style:family="text">
      <style:text-properties fo:font-variant="normal" fo:text-transform="none" fo:color="#333333" style:font-name="Liberation Sans" fo:font-size="10pt" fo:letter-spacing="normal" fo:font-style="normal" fo:font-weight="normal" officeooo:rsid="000d2bdc" fo:background-color="transparent" loext:char-shading-value="0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333333" style:font-name="Liberation Sans" fo:font-size="10pt" fo:letter-spacing="normal" fo:font-style="normal" fo:font-weight="normal" officeooo:rsid="003065a7" fo:background-color="transparent" loext:char-shading-value="0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333333" style:font-name="Liberation Sans" fo:font-size="10pt" fo:letter-spacing="normal" fo:font-style="normal" fo:font-weight="normal" officeooo:rsid="003065a7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333333" style:font-name="Liberation Sans" fo:letter-spacing="normal" fo:font-style="normal" fo:font-weight="normal" officeooo:rsid="000d2bdc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333333" style:font-name="Liberation Sans" fo:letter-spacing="normal" fo:font-style="normal" fo:font-weight="normal" officeooo:rsid="003065a7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333333" style:font-name="Liberation Sans" fo:letter-spacing="normal" fo:font-style="normal" fo:font-weight="normal" officeooo:rsid="003065a7" style:font-weight-asian="normal" style:font-weight-complex="normal"/>
    </style:style>
    <style:style style:name="T32" style:family="text">
      <style:text-properties fo:font-variant="normal" fo:text-transform="none" fo:color="#333333" style:font-name="Liberation Sans" fo:font-size="12pt" fo:letter-spacing="normal" fo:font-style="normal" fo:font-weight="normal" officeooo:rsid="000d2bdc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333333" style:font-name="Liberation Sans" fo:font-size="12pt" fo:letter-spacing="normal" fo:font-style="normal" fo:font-weight="normal" officeooo:rsid="003065a7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333333" style:font-name="Liberation Sans" fo:font-size="12pt" fo:letter-spacing="normal" fo:font-style="normal" fo:font-weight="normal" officeooo:rsid="003065a7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font-name="Liberation Sans" fo:font-size="12pt" fo:letter-spacing="normal" fo:font-style="normal" fo:font-weight="normal" officeooo:rsid="000d2bdc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style:font-name="Liberation Sans" fo:font-size="12pt" fo:letter-spacing="normal" fo:font-style="normal" fo:font-weight="normal" officeooo:rsid="003065a7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style:font-name="Liberation Sans" fo:font-size="12pt" fo:letter-spacing="normal" fo:font-style="normal" fo:font-weight="normal" officeooo:rsid="003065a7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text-line-through-style="none" style:text-line-through-type="none" style:font-name="Liberation Sans" fo:font-size="12pt" fo:letter-spacing="normal" fo:font-style="normal" style:text-underline-style="none" fo:font-weight="normal" officeooo:rsid="003065a7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9" style:family="text">
      <style:text-properties fo:font-variant="normal" fo:text-transform="none" fo:color="#800000" style:font-name="Liberation Sans" fo:font-size="12pt" fo:letter-spacing="normal" fo:font-style="normal" fo:font-weight="normal" officeooo:rsid="000d2bdc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800000" style:font-name="Liberation Sans" fo:font-size="12pt" fo:letter-spacing="normal" fo:font-style="normal" fo:font-weight="normal" officeooo:rsid="003065a7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800000" style:font-name="Liberation Sans" fo:font-size="12pt" fo:letter-spacing="normal" fo:font-style="normal" fo:font-weight="normal" officeooo:rsid="003065a7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800000" style:text-line-through-style="none" style:text-line-through-type="none" style:font-name="Liberation Sans" fo:font-size="12pt" fo:letter-spacing="normal" fo:font-style="normal" style:text-underline-style="none" fo:font-weight="normal" officeooo:rsid="003065a7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3" style:family="text">
      <style:text-properties fo:font-variant="normal" fo:text-transform="none" style:use-window-font-color="true" style:font-name="Liberation Sans" fo:font-size="12pt" fo:letter-spacing="normal" fo:font-style="normal" fo:font-weight="normal" officeooo:rsid="000d2bdc" fo:background-color="transparent" loext:char-shading-value="0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style:use-window-font-color="true" style:font-name="Liberation Sans" fo:font-size="12pt" fo:letter-spacing="normal" fo:font-style="normal" fo:font-weight="normal" officeooo:rsid="003065a7" fo:background-color="transparent" loext:char-shading-value="0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style:use-window-font-color="true" style:font-name="Liberation Sans" fo:font-size="12pt" fo:letter-spacing="normal" fo:font-style="normal" fo:font-weight="normal" officeooo:rsid="003065a7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style:use-window-font-color="true" style:font-name="Liberation Sans" fo:font-size="12pt" fo:letter-spacing="normal" fo:font-style="normal" fo:font-weight="normal" officeooo:rsid="00065225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style:use-window-font-color="true" style:text-line-through-style="none" style:text-line-through-type="none" style:font-name="Liberation Sans" fo:font-size="12pt" fo:letter-spacing="normal" fo:font-style="normal" style:text-underline-style="none" fo:font-weight="normal" officeooo:rsid="003065a7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8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49" style:family="text">
      <style:text-properties style:font-name="Liberation Sans" fo:font-weight="normal" style:font-weight-asian="normal" style:font-weight-complex="normal"/>
    </style:style>
    <style:style style:name="T50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51" style:family="text">
      <style:text-properties fo:color="#800000" style:font-name="Liberation Sans" fo:font-size="12pt" fo:font-weight="normal" style:font-size-asian="12pt" style:font-weight-asian="normal" style:font-size-complex="12pt" style:font-weight-complex="normal"/>
    </style:style>
    <style:style style:name="T52" style:family="text">
      <style:text-properties officeooo:rsid="00084fd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Hmotná odpovědnost při nakládání s prostředky na účtu</text:p>
      <text:p text:style-name="P4"/>
      <text:p text:style-name="P6">Čl. 1 Smluvní strany</text:p>
      <text:p text:style-name="P5">Majitelka účtu: </text:p>
      <text:p text:style-name="P11">Česká pirátská strana, IČ 71339698,<text:line-break/>se sídlem Řehořova 19, Praha 3,</text:p>
      <text:p text:style-name="P11">zast. republikovým předsednictvem, <text:line-break/>jehož jménem jedná <text:span text:style-name="T16">Mgr. et Mgr. Jakub Michálek,</text:span></text:p>
      <text:p text:style-name="P12">pověřený místopředseda</text:p>
      <text:p text:style-name="P10"><text:span text:style-name="T8">e-mail: </text:span><text:a xlink:type="simple" xlink:href="mailto:rp@pirati.cz" text:style-name="Internet_20_link" text:visited-style-name="Visited_20_Internet_20_Link">rp@pirati.cz</text:a><text:span text:style-name="T8"> (dále také „Piráti“)</text:span></text:p>
      <text:p text:style-name="Normální"/>
      <text:p text:style-name="Normální"/>
      <text:p text:style-name="P5">Správce účtu:</text:p>
      <text:p text:style-name="P17">Smutná Petra</text:p>
      <text:p text:style-name="P16"><text:span text:style-name="Strong_20_Emphasis"><text:span text:style-name="T43">Datum narození: </text:span></text:span><text:span text:style-name="Strong_20_Emphasis"><text:span text:style-name="T44">28.10.1977</text:span></text:span><text:span text:style-name="Strong_20_Emphasis"><text:span text:style-name="T43"><text:line-break/>Adresa:</text:span></text:span><text:span text:style-name="Strong_20_Emphasis"><text:span text:style-name="T13"> </text:span></text:span><text:span text:style-name="Strong_20_Emphasis"><text:span text:style-name="T45">Gelnerova 476/8, </text:span></text:span><text:span text:style-name="Strong_20_Emphasis"><text:span text:style-name="T46">Mladá Boleslav</text:span></text:span></text:p>
      <text:p text:style-name="P16"><text:span text:style-name="Strong_20_Emphasis"><text:span text:style-name="T43">E-mail: </text:span></text:span><text:a xlink:type="simple" xlink:href="mailto:susandohnalova@seznam.cz" text:style-name="Internet_20_link" text:visited-style-name="Visited_20_Internet_20_Link"><text:span text:style-name="Strong_20_Emphasis">e</text:span></text:a><text:span text:style-name="Strong_20_Emphasis"><text:span text:style-name="T47">-mail.registrace@centrum.cz</text:span></text:span><text:span text:style-name="Strong_20_Emphasis"><text:span text:style-name="T43"><text:line-break/>Tel.  </text:span></text:span><text:span text:style-name="Strong_20_Emphasis"><text:span text:style-name="T44">702130003</text:span></text:span></text:p>
      <text:p text:style-name="Normální"/>
      <text:p text:style-name="P6">Čl. 2 Předmět smlouvy</text:p>
      <text:p text:style-name="Normální">Správce účtu se touto smlouvou zavazuje majitelce účtu k plné majetkové odpovědnosti za</text:p>
      <text:p text:style-name="Normální">škodu způsobenou při správě účtu.</text:p>
      <text:p text:style-name="Normální"/>
      <text:p text:style-name="P6">Čl. 3 Spravovaný účet</text:p>
      <text:p text:style-name="P8">Tato smlouva se vztahuje na <text:span text:style-name="T14">hlavní </text:span>transparentní bankovní účet <text:span text:style-name="T14">2100048174/2010</text:span> u banky FIO, <text:span text:style-name="T14">jakož i na každý další účet majitelky.</text:span> Finančním účtem se přitom rozumí bankovní účet, <text:span text:style-name="T14">účet platební služby PayPal a podobně.</text:span></text:p>
      <text:p text:style-name="Normální"/>
      <text:p text:style-name="P6">Čl. 4 Správa účtu</text:p>
      <text:p text:style-name="Normální">Správou účtu se rozumí nakládání s prostředky na účtu pod identifikačními údaji správce a</text:p>
      <text:p text:style-name="Normální">a to v rozsahu, k němuž je správce oprávněn podle protokolů k účtu nebo jiným způsobem.</text:p>
      <text:p text:style-name="Normální"/>
      <text:p text:style-name="P6">Čl. 5 Povinnosti správce</text:p>
      <text:p text:style-name="Normální">Správce je povinen vykonávat správu osobně, bezúplatně a s péčí řádného hospodáře. Řídí se</text:p>
      <text:p text:style-name="Normální">přitom zákonem, vnitřními předpisy majitelky a příslušnou smlouvou o účtu uzavřenou se třetí stranou. Správce potvrzuje, že je s jejich zněním seznámen a zavazuje se je dodržovat.<text:line-break/></text:p>
      <text:p text:style-name="P7"><text:span text:style-name="Standardní_20_písmo_20_odstavce"><text:span text:style-name="T7">Čl. 6 Rozsah odpovědnosti</text:span></text:span></text:p>
      <text:p text:style-name="Normální">Správce odpovídá za škodu, která je při správě účtu způsobena, bez ohledu na zavinění. Tuto</text:p>
      <text:p text:style-name="Normální">škodu je povinen nahradit bez zbytečného odkladu po tom, co ho majitelka účtu vyzve. Správce však neodpovídá za škodu v rozsahu, v němž byl škůdce odhalen a škodu též majitelce nahradil. Zánik funkce ani výpověď nemají vliv na odpovědnostní právní vztahy, které již vznikly.</text:p>
      <text:p text:style-name="Normální"/>
      <text:p text:style-name="P15">Čl. 7 Doba trvání smlouvy</text:p>
      <text:p text:style-name="P9">Ke správě účtu je správce povinen po celou dobu trvání své funkce v rozsahu, ve kterém to</text:p>
      <text:p text:style-name="Normální">náplň funkce vyžaduje. Pokud funkce zanikne nebo je smlouva vypovězena, učiní správce účtu ještě úkony správy, k nimž je oprávněn a které nesnesou odkladu, aby majitelka účtu neutrpěla újmu.<text:line-break/></text:p>
      <text:p text:style-name="P6">Čl. 8 Výpověď</text:p>
      <text:p text:style-name="Normální">Majitelka účtu má právo tuto smlouvu vypovědět, pokud správce účtu poruší svoje povinnosti nebo je-li podstatným způsobem ohrožen spravovaný majetek. Správce účtu má právo tuto smlouvu vypovědět, pokud se vnitřní předpisy upravující hospodaření s účtem změní takovým</text:p>
      <text:p text:style-name="Normální">způsobem, že pokračování ve smluvním vztahu po něm nelze spravedlivě požadovat. Výpověď musí být doručena v písemné podobě do 1 měsíce od rozhodné skutečnosti, jinak se k ní nepřilíží.<text:line-break/></text:p>
      <text:p text:style-name="P7"><text:span text:style-name="Standardní_20_písmo_20_odstavce"><text:span text:style-name="T7">Čl. 9 Následky neplatnosti<text:line-break/></text:span></text:span>Pokud by se v důsledku změny právních předpisů nebo z jiných důvodů stala některá ujednání</text:p>
      <text:p text:style-name="Normální">této smlouvy byť částečně neplatnými nebo neúčinnými, smluvní strany prohlašují, že smlouva je ve zbývajícím rozsahu platná a účinná, neodporuje-li to jejímu účelu nebo nejedná-li se o ustanovení, která oddělit nelze. Zavazují se nahradit původní neplatné nebo neúčinné ustanovení novým ustanovením, které se bude účelem a obsahem co nejvíce podobat původnímu ustanovení.</text:p>
      <text:p text:style-name="Normální"/>
      <text:p text:style-name="P6">Čl. 10 Závěrečná ustanovení</text:p>
      <text:p text:style-name="Normální">Každá změna smlouvy musí být sjednána písemně. Smluvní strany souhlasí se zveřejněním</text:p>
      <text:p text:style-name="Normální">této smlouvy. Smlouva se vyhotovuje ve dvou stejnopisech. Každá ze smluvních stran obdrží</text:p>
      <text:p text:style-name="Normální">jeden stejnopis. Svou svobodnou vůli stvrzují smluvní strany podpisem:<text:line-break/></text:p>
      <text:p text:style-name="Normální">V <text:s text:c="3"/><text:span text:style-name="T14">Praze</text:span> <text:s text:c="31"/>dne <text:span text:style-name="T52">03.03.2017</text:span></text:p>
      <text:p text:style-name="Normální"/>
      <text:p text:style-name="Normální"/>
      <text:p text:style-name="Normální"/>
      <text:p text:style-name="Normální"/>
      <text:p text:style-name="Normální"/>
      <text:section text:style-name="Sect1" text:name="Sect1">
        <text:p text:style-name="Normální">. . . . . . . . . . . . . . . . . . . . . . . . . . . . <text:s text:c="39"/>. . . . . . . . . . . . . . . . . . . . . . . . . . . .</text:p>
        <text:p text:style-name="P8"><text:span text:style-name="T15"><text:s text:c="6"/>Petra Smutná</text:span> <text:s text:c="2"/><text:span text:style-name="T14">(správce)</text:span> <text:s text:c="32"/><text:tab/> <text:s text:c="4"/><text:span text:style-name="T16">Mgr. et Mgr. Jakub Mchálek</text:span><text:tab/><text:span text:style-name="T9"><text:tab/><text:tab/><text:tab/><text:tab/><text:tab/><text:tab/> <text:s/><text:tab/> <text:tab/> <text:s text:c="4"/></text:span><text:span text:style-name="T8"><text:s/></text:span><text:span text:style-name="T10">(</text:span><text:span text:style-name="T9">majitelka)</text:span></text:p>
        <text:p text:style-name="Normální"/>
        <text:p text:style-name="Normální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OpenSymbol" svg:font-family="OpenSymbol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1.199cm" fo:margin-bottom="1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0a9cb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-complex="Arial"/>
    </style:style>
    <style:style style:name="MT1" style:family="text">
      <style:text-properties style:font-name-complex="Arial"/>
    </style:style>
    <style:style style:name="MT2" style:family="text">
      <style:text-properties fo:font-weight="normal" style:font-weight-asian="normal" style:font-name-complex="Arial" style:font-weight-complex="normal"/>
    </style:style>
    <style:style style:name="MT3" style:family="text">
      <style:text-properties style:font-name="Liberation Mono" fo:font-size="9.5pt" style:font-size-asian="9.5pt" style:font-name-complex="Arial" style:font-size-complex="9.5pt"/>
    </style:style>
    <style:style style:name="MT4" style:family="text">
      <style:text-properties style:font-name-asian="Liberation Sans" style:font-name-complex="Liberation Sans"/>
    </style:style>
    <style:style style:name="MT5" style:family="text">
      <style:text-properties style:language-asian="cs" style:country-asian="CZ"/>
    </style:style>
    <style:style style:name="MT6" style:family="text">
      <style:text-properties officeooo:rsid="0005750a" style:font-name-complex="Arial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0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958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0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31cm" fo:margin-left="0cm" fo:margin-right="0cm" fo:margin-bottom="0cm" style:dynamic-spacing="true"/>
      </style:header-style>
      <style:footer-style>
        <style:header-footer-properties fo:min-height="1.95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-</text:span></text:span><text:span text:style-name="Standardní_20_písmo_20_odstavce"><text:span text:style-name="MT1"><text:page-number text:select-page="current">2</text:page-number></text:span></text:span><text:span text:style-name="Standardní_20_písmo_20_odstavce"><text:span text:style-name="MT1">-<text:line-break/>Česká pirátská strana • </text:span></text:span><text:span text:style-name="Strong_20_Emphasis"><text:span text:style-name="MT2">Řehořova 943/19, 130 00 Praha 3</text:span></text:span><text:span text:style-name="Standardní_20_písmo_20_odstavce"><text:span text:style-name="MT1"> • Doručovat do datové schránky </text:span></text:span><text:span text:style-name="Standardní_20_písmo_20_odstavce"><text:span text:style-name="MT3">b2i4r6j</text:span></text:span><text:span text:style-name="Standardní_20_písmo_20_odstavce"><text:span text:style-name="MT4"><text:line-break/></text:span></text:span><text:span text:style-name="Standardní_20_písmo_20_odstavce"><text:span text:style-name="MT1">Tel. +420 608 963 111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1"><text:span text:style-name="Standardní_20_písmo_20_odstavce"><text:span text:style-name="MT1">Transparentní účet 2100048174/2010</text:span></text:span></text:p>
      </style:footer>
    </style:master-page>
    <style:master-page style:name="MPF0" style:page-layout-name="Mpm3" style:next-style-name="MP0">
      <style:header>
        <text:p text:style-name="Header"><draw:frame draw:style-name="Mfr1" draw:name="Obrázek 1" text:anchor-type="paragraph" svg:x="-0.415cm" svg:y="-0.392cm" svg:width="5.666cm" style:rel-width="scale" svg:height="2.348cm" style:rel-height="scale" draw:z-index="0"><draw:image xlink:href="Pictures/100002010000044A000001C7F4337A9B639EA78B.png" xlink:type="simple" xlink:show="embed" xlink:actuate="onLoad"/></draw:frame><text:span text:style-name="Standardní_20_písmo_20_odstavce"><text:span text:style-name="MT5"/></text:span></text:p>
      </style:header>
      <style:footer>
        <text:p text:style-name="MP2"><text:span text:style-name="Standardní_20_písmo_20_odstavce"><text:span text:style-name="MT1">-</text:span></text:span><text:span text:style-name="Standardní_20_písmo_20_odstavce"><text:span text:style-name="MT1"><text:page-number text:select-page="current">1</text:page-number></text:span></text:span><text:span text:style-name="Standardní_20_písmo_20_odstavce"><text:span text:style-name="MT1">-<text:line-break/>Česká pirátská strana • </text:span></text:span><text:span text:style-name="Strong_20_Emphasis"><text:span text:style-name="MT2">Řehořova 943/19, 130 00 Praha 3</text:span></text:span><text:span text:style-name="Standardní_20_písmo_20_odstavce"><text:span text:style-name="MT1"> • Doručovat do datové schránky </text:span></text:span><text:span text:style-name="Standardní_20_písmo_20_odstavce"><text:span text:style-name="MT3">b2i4r6j</text:span></text:span><text:span text:style-name="Standardní_20_písmo_20_odstavce"><text:span text:style-name="MT4"><text:line-break/></text:span></text:span><text:span text:style-name="Standardní_20_písmo_20_odstavce"><text:span text:style-name="MT1">Tel. +420 </text:span></text:span><text:span text:style-name="Standardní_20_písmo_20_odstavce"><text:span text:style-name="MT6">778 702 713</text:span></text:span><text:span text:style-name="Standardní_20_písmo_20_odstavce"><text:span text:style-name="MT1">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3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irátský dopis</dc:title>
    <meta:initial-creator>Jakub Michálek</meta:initial-creator>
    <meta:creation-date>2013-07-05T23:33:00Z</meta:creation-date>
    <dc:date>2017-03-07T15:59:26.944890657</dc:date>
    <meta:editing-cycles>13</meta:editing-cycles>
    <meta:editing-duration>PT49M3S</meta:editing-duration>
    <meta:document-statistic meta:table-count="0" meta:image-count="1" meta:object-count="0" meta:page-count="2" meta:paragraph-count="44" meta:word-count="626" meta:character-count="4000" meta:non-whitespace-character-count="3275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../../../../github/registr/smlouvy/smlouvy/2016/04/01/Stažené/hmotka_volebni_ucet.odt/Sablona_dopis.ott"/>
  </office:meta>
</office:document-meta>
</file>